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This is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 text:style-name="P1">An example Impress file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placeholder="true" presentation:user-transformed="true">
          <draw:text-box/>
        </draw:frame>
        <draw:frame presentation:style-name="pr5" draw:layer="layout" svg:width="25cm" svg:height="9cm" svg:x="1.5cm" svg:y="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3" draw:layer="layout" svg:width="17cm" svg:height="13cm" svg:x="2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24T16:25:10.143000000</meta:creation-date>
    <meta:editing-duration>PT1M7S</meta:editing-duration>
    <meta:editing-cycles>2</meta:editing-cycles>
    <meta:generator>LibreOffice/7.3.5.2$Windows_X86_64 LibreOffice_project/184fe81b8c8c30d8b5082578aee2fed2ea847c01</meta:generator>
    <dc:title>Beehive</dc:title>
    <dc:date>2022-08-24T16:26:16.608000000</dc:date>
    <meta:document-statistic meta:object-count="144"/>
  </office:meta>
</office:document-meta>
</file>